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299cm" svg:height="1.299cm" draw:transform="rotate (-0.223053078404875) translate (2.3498640519189cm 7.49450320210601cm)" svg:viewBox="0 0 2300 1300" svg:d="M2259 886c-146 340-766 518-1436 349-669-169-980-522-746-850 234-327 851-475 1467-328s861 489 715 829z">
          <text:p/>
        </draw:path>
        <draw:path draw:style-name="gr2" draw:text-style-name="P1" draw:layer="layout" svg:width="5.548cm" svg:height="0.766cm" draw:transform="rotate (-1.55264490257416) translate (4.5406214128368cm 3.1274977257257cm)" svg:viewBox="0 0 5549 767" svg:d="M138 708c340 31 1565 44 2285 55 719 9 2718-2 3091-9 129 5-139-710-252-710-368 1-1608 83-2444 90-836 11-2407-82-2764-134-121-16-16 698 84 708z">
          <text:p/>
        </draw:path>
        <draw:path draw:style-name="gr2" draw:text-style-name="P1" draw:layer="layout" svg:width="0.902cm" svg:height="0.661cm" draw:transform="skewX (0.001221730476396) rotate (-2.1556561591382) translate (4.716623985261cm 8.357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2.299cm" svg:height="1.299cm" draw:transform="rotate (-0.223053078404875) translate (5.5498640519189cm 6.523503202106cm)" svg:viewBox="0 0 2300 1300" svg:d="M2259 886c-146 340-766 518-1436 349-669-169-980-522-746-850 234-327 851-475 1467-328s861 489 715 829z">
          <text:p/>
        </draw:path>
        <draw:path draw:style-name="gr2" draw:text-style-name="P1" draw:layer="layout" svg:width="5.548cm" svg:height="0.766cm" draw:transform="rotate (-1.55264490257416) translate (7.7406214128368cm 2.1564977257257cm)" svg:viewBox="0 0 5549 767" svg:d="M138 708c340 31 1565 44 2285 55 719 9 2718-2 3091-9 129 5-139-710-252-710-368 1-1608 83-2444 90-836 11-2407-82-2764-134-121-16-16 698 84 708z">
          <text:p/>
        </draw:path>
        <draw:path draw:style-name="gr2" draw:text-style-name="P1" draw:layer="layout" svg:width="0.981cm" svg:height="3.753cm" draw:transform="rotate (-1.33116262049608) translate (7.44293118216919cm 1.95254644222149cm)" svg:viewBox="0 0 982 3754" svg:d="M980 3631c-49-198-205-948-262-1650-57-703 72-1520 84-1628 13-107-745-524-759-275-14 250-59 1214-37 1843 21 629 115 1285 228 1682 46 162 793 226 746 28z">
          <text:p/>
        </draw:path>
        <draw:path draw:style-name="gr2" draw:text-style-name="P1" draw:layer="layout" svg:width="0.903cm" svg:height="0.661cm" draw:transform="skewX (0.00122173047639602) rotate (-2.15687788961459) translate (4.6686401432275cm 3.129688890543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skewX (0.00122173047639588) rotate (-2.1556561591382) translate (7.91662398526101cm 7.386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skewX (0.001221730476396) rotate (-2.15687788961459) translate (7.86864014322749cm 2.158688890543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34:35.166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